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3.6347in" style:rel-column-width="32767*"/>
    </style:style>
    <style:style style:name="Table1.B" style:family="table-column">
      <style:table-column-properties style:column-width="3.6354in" style:rel-column-width="32768*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3.7868in" style:rel-column-width="34135*"/>
    </style:style>
    <style:style style:name="Table3.B" style:family="table-column">
      <style:table-column-properties style:column-width="0.734in" style:rel-column-width="6616*"/>
    </style:style>
    <style:style style:name="Table3.C" style:family="table-column">
      <style:table-column-properties style:column-width="0.8646in" style:rel-column-width="7793*"/>
    </style:style>
    <style:style style:name="Table3.D" style:family="table-column">
      <style:table-column-properties style:column-width="0.6354in" style:rel-column-width="5727*"/>
    </style:style>
    <style:style style:name="Table3.E" style:family="table-column">
      <style:table-column-properties style:column-width="1.2493in" style:rel-column-width="11264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E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5" style:family="table-cell">
      <style:table-cell-properties fo:background-color="transparent" fo:padding="0.0382in" fo:border="none">
        <style:background-image/>
      </style:table-cell-properties>
    </style:style>
    <style:style style:name="Table3.E5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1.5104in" style:rel-column-width="13615*"/>
    </style:style>
    <style:style style:name="Table4.B" style:family="table-column">
      <style:table-column-properties style:column-width="5.7597in" style:rel-column-width="51920*"/>
    </style:style>
    <style:style style:name="Table4.A1" style:family="table-cell">
      <style:table-cell-properties fo:padding="0in" fo:border="none"/>
    </style:style>
    <style:style style:name="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2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Header">
      <style:paragraph-properties fo:text-align="end" style:justify-single-word="false"/>
      <style:text-properties fo:font-size="13pt" fo:font-weight="bold" officeooo:paragraph-rsid="00165663" style:font-size-asian="11.3500003814697pt" style:font-weight-asian="bold" style:font-size-complex="13pt" style:font-weight-complex="bold"/>
    </style:style>
    <style:style style:name="P4" style:family="paragraph" style:parent-style-name="Header">
      <style:paragraph-properties fo:text-align="end" style:justify-single-word="false"/>
      <style:text-properties fo:font-size="14pt" fo:font-weight="bold" officeooo:paragraph-rsid="00165663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Standard">
      <style:text-properties officeooo:paragraph-rsid="001db44c"/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officeooo:paragraph-rsid="003a913b" style:font-size-asian="10pt" style:font-size-complex="10pt"/>
    </style:style>
    <style:style style:name="P9" style:family="paragraph" style:parent-style-name="Standard">
      <style:text-properties fo:font-size="10pt" officeooo:paragraph-rsid="003c811c" style:font-size-asian="10pt" style:font-size-complex="10pt"/>
    </style:style>
    <style:style style:name="P1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fo:font-weight="bold" officeooo:rsid="005eeacd" officeooo:paragraph-rsid="005eeac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85aea" officeooo:paragraph-rsid="00185aea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fo:font-weight="bold" officeooo:rsid="003c811c" officeooo:paragraph-rsid="003c811c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59fe3b" officeooo:paragraph-rsid="0059fe3b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10pt" fo:font-weight="bold" officeooo:rsid="00691d25" officeooo:paragraph-rsid="00691d25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fo:font-weight="normal" officeooo:rsid="005eeacd" officeooo:paragraph-rsid="005eeacd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paragraph-rsid="001a2b77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fo:font-size="10pt" officeooo:paragraph-rsid="005c0c49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officeooo:paragraph-rsid="005cfd39" style:font-size-asian="10pt" style:font-size-complex="10pt"/>
    </style:style>
    <style:style style:name="P24" style:family="paragraph" style:parent-style-name="Table_20_Contents">
      <style:text-properties fo:font-size="10pt" officeooo:paragraph-rsid="003c811c" style:font-size-asian="10pt" style:font-size-complex="10pt"/>
    </style:style>
    <style:style style:name="P25" style:family="paragraph" style:parent-style-name="Table_20_Contents">
      <style:text-properties fo:font-size="10pt" officeooo:paragraph-rsid="006eb48b" style:font-size-asian="10pt" style:font-size-complex="10pt"/>
    </style:style>
    <style:style style:name="P26" style:family="paragraph" style:parent-style-name="Table_20_Contents">
      <style:text-properties fo:font-size="10pt" officeooo:paragraph-rsid="00718e46" style:font-size-asian="10pt" style:font-size-complex="10pt"/>
    </style:style>
    <style:style style:name="P27" style:family="paragraph" style:parent-style-name="Table_20_Contents">
      <style:text-properties fo:font-size="10pt" officeooo:paragraph-rsid="0072f7a1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eeacd" officeooo:paragraph-rsid="005eeacd" style:font-weight-asian="bold" style:font-weight-complex="bold"/>
    </style:style>
    <style:style style:name="P29" style:family="paragraph" style:parent-style-name="Table_20_Contents">
      <style:text-properties officeooo:rsid="003d5fbb" officeooo:paragraph-rsid="003d5fbb"/>
    </style:style>
    <style:style style:name="P30" style:family="paragraph" style:parent-style-name="Table_20_Contents">
      <style:paragraph-properties fo:text-align="center" style:justify-single-word="false"/>
      <style:text-properties officeooo:rsid="003d5fbb" officeooo:paragraph-rsid="003d5fbb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fo:font-size="10pt" fo:font-weight="bold" officeooo:rsid="0059fe3b" officeooo:paragraph-rsid="0059fe3b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pt" fo:font-weight="bold" officeooo:rsid="006eb48b" officeooo:paragraph-rsid="006eb48b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ize="10pt" fo:font-weight="bold" officeooo:rsid="00705d0f" officeooo:paragraph-rsid="00705d0f" style:font-size-asian="10pt" style:font-weight-asian="bold" style:font-size-complex="10pt" style:font-weight-complex="bold"/>
    </style:style>
    <style:style style:name="P34" style:family="paragraph" style:parent-style-name="Standard">
      <style:text-properties fo:font-size="10pt" officeooo:rsid="00705d0f" officeooo:paragraph-rsid="00705d0f" style:font-size-asian="10pt" style:font-size-complex="10pt"/>
    </style:style>
    <style:style style:name="P35" style:family="paragraph" style:parent-style-name="Standard">
      <style:text-properties fo:font-size="10pt" officeooo:paragraph-rsid="0075de0c" style:font-size-asian="10pt" style:font-size-complex="10pt"/>
    </style:style>
    <style:style style:name="P36" style:family="paragraph" style:parent-style-name="Table_20_Contents">
      <style:text-properties fo:font-size="10pt" officeooo:rsid="006eb48b" officeooo:paragraph-rsid="006eb48b" style:font-size-asian="10pt" style:font-size-complex="10pt"/>
    </style:style>
    <style:style style:name="P37" style:family="paragraph">
      <style:paragraph-properties fo:text-align="center"/>
    </style:style>
    <style:style style:name="T1" style:family="text">
      <style:text-properties officeooo:rsid="0059465f"/>
    </style:style>
    <style:style style:name="T2" style:family="text">
      <style:text-properties officeooo:rsid="004fcf25"/>
    </style:style>
    <style:style style:name="T3" style:family="text">
      <style:text-properties fo:font-weight="bold" officeooo:rsid="00718e46" style:font-weight-asian="bold" style:font-weight-complex="bold"/>
    </style:style>
    <style:style style:name="T4" style:family="text">
      <style:text-properties fo:font-weight="bold" officeooo:rsid="006eb48b" style:font-weight-asian="bold" style:font-weight-complex="bold"/>
    </style:style>
    <style:style style:name="T5" style:family="text">
      <style:text-properties officeooo:rsid="006eb48b"/>
    </style:style>
    <style:style style:name="T6" style:family="text">
      <style:text-properties officeooo:rsid="00718e46"/>
    </style:style>
    <style:style style:name="T7" style:family="text">
      <style:text-properties officeooo:rsid="0075de0c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5"><text:span text:style-name="T4">เลขที่ :</text:span><text:span text:style-name="T5"> <text:s text:c="3"/></text:span><text:span text:style-name="T5"><text:text-input text:description="&lt; o.name &gt;">PO Number</text:text-input></text:span></text:p>
          </table:table-cell>
        </table:table-row>
        <table:table-row>
          <table:table-cell table:style-name="Table1.A1" office:value-type="string">
            <text:p text:style-name="P26"><text:span text:style-name="T3">อ้างเลขที่ PR:</text:span><text:span text:style-name="T6"> </text:span><text:span text:style-name="T6"><text:text-input text:description="&lt; o.requisition_id.name &gt;">Requisition</text:text-input></text:span></text:p>
          </table:table-cell>
          <table:table-cell table:style-name="Table1.A1" office:value-type="string">
            <text:p text:style-name="P25"><text:span text:style-name="T4">ลงวันที่ :</text:span><text:span text:style-name="T5"> </text:span><text:span text:style-name="T5"><text:text-input text:description="&lt; o.date_order &gt;">PO Date</text:text-input></text:span></text:p>
          </table:table-cell>
        </table:table-row>
      </table:table>
      <text:p text:style-name="P8"/>
      <text:p text:style-name="P32">ผู้จำหน่าย:</text:p>
      <text:p text:style-name="P27"><text:text-input text:description="&lt; o.partner_id.address[0].name &gt;">Address</text:text-input></text:p>
      <text:p text:style-name="P27"><text:text-input text:description="&lt;o.partner_id.name&gt;">Partner Name</text:text-input> </text:p>
      <text:p text:style-name="P27"><text:text-input text:description="&lt; o.partner_id.address[0].street &gt;">Street</text:text-input> <text:text-input text:description="&lt; o.partner_id.address[0].street2 &gt;">Street2</text:text-input> <text:text-input text:description="&lt; o.partner_id.address[0].city &gt;">City</text:text-input> <text:text-input text:description="&lt; o.partner_id.address[0].zip &gt;">Zip</text:text-input></text:p>
      <text:p text:style-name="P27"><text:span text:style-name="T2">โทร: </text:span><text:span text:style-name="T2"><text:text-input text:description="&lt; o.partner_id.address[0].phone &gt;">Phone</text:text-input></text:span><text:span text:style-name="T2"> <text:s/>โทรสาร: </text:span><text:span text:style-name="T2"><text:text-input text:description="&lt; o.partner_id.address[0].fax &gt;">Fax</text:text-input></text:span><text:span text:style-name="T2"> </text:span><text:span text:style-name="T2"><text:text-input text:description="&lt;if test=&quot;o.partner_id.address[0].mobile&quot;&gt;">&lt;if&gt;</text:text-input></text:span><text:span text:style-name="T2">มือถือ: </text:span><text:span text:style-name="T2"><text:text-input text:description="&lt; o.partner_id.address[0].mobile &gt;">Mobile</text:text-input></text:span><text:span text:style-name="T2"> </text:span><text:span text:style-name="T2"><text:text-input text:description="&lt;/if&gt;">&lt;/if&gt;</text:text-input></text:span><text:span text:style-name="T2"> </text:span><text:span text:style-name="T2"><text:text-input text:description="&lt;if test=&quot;o.partner_id.address[0].email&quot;&gt;">&lt;if&gt;</text:text-input></text:span><text:span text:style-name="T2">อีเมล์: </text:span><text:span text:style-name="T2"><text:text-input text:description="&lt; o.partner_id.address[0].email &gt;">Email</text:text-input></text:span><text:span text:style-name="T2"><text:text-input text:description="&lt;/if&gt;">&lt;/if&gt;</text:text-input></text:span></text:p>
      <text:p text:style-name="P27"/>
      <text:p text:style-name="P33">สถานที่ส่งสินค้า:</text:p>
      <text:p text:style-name="P34"><text:text-input text:description="&lt; o.warehouse_id.name &gt;">Warehouse</text:text-input></text:p>
      <text:p text:style-name="P8"/>
      <text:p text:style-name="P7">รายละเอียดสินค้า/บริการ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2">รายละเอียด</text:p>
          </table:table-cell>
          <table:table-cell table:style-name="Table3.A1" office:value-type="string">
            <text:p text:style-name="P13">หน่วยนับ</text:p>
          </table:table-cell>
          <table:table-cell table:style-name="Table3.A1" office:value-type="string">
            <text:p text:style-name="P16">ราคา/หน่วย</text:p>
          </table:table-cell>
          <table:table-cell table:style-name="Table3.A1" office:value-type="string">
            <text:p text:style-name="P13">จำนวน</text:p>
          </table:table-cell>
          <table:table-cell table:style-name="Table3.E1" office:value-type="string">
            <text:p text:style-name="P31">รวม</text:p>
          </table:table-cell>
        </table:table-row>
        <table:table-row>
          <table:table-cell table:style-name="Table3.A2" office:value-type="string">
            <text:p text:style-name="P19"><text:text-input text:description="&lt;for each=&quot;line in o.order_line&quot;&gt;">Loop</text:text-input></text:p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21"/>
          </table:table-cell>
          <table:table-cell table:style-name="Table3.E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19"><text:text-input text:description="&lt; line.name &gt;">Product Description</text:text-input></text:p>
          </table:table-cell>
          <table:table-cell table:style-name="Table3.A2" office:value-type="string">
            <text:p text:style-name="P20"><text:text-input text:description="&lt; line.product_uom.name &gt;">Unit</text:text-input></text:p>
          </table:table-cell>
          <table:table-cell table:style-name="Table3.A2" office:value-type="string">
            <text:p text:style-name="P20"><text:text-input text:description="&lt;formatLang(line.price_unit)&gt;">Price</text:text-input></text:p>
          </table:table-cell>
          <table:table-cell table:style-name="Table3.A2" office:value-type="string">
            <text:p text:style-name="P21"><text:text-input text:description="&lt; formatLang(line.product_qty) &gt;">Quantity</text:text-input></text:p>
          </table:table-cell>
          <table:table-cell table:style-name="Table3.E2" office:value-type="string">
            <text:p text:style-name="P21"><text:text-input text:description="&lt; formatLang(line.price_subtotal)&gt;">Amount</text:text-input></text:p>
          </table:table-cell>
        </table:table-row>
        <table:table-row>
          <table:table-cell table:style-name="Table3.A2" office:value-type="string">
            <text:p text:style-name="P19"><text:text-input text:description="&lt;/for&gt;">end</text:text-input></text:p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21"/>
          </table:table-cell>
          <table:table-cell table:style-name="Table3.E2" office:value-type="string">
            <text:p text:style-name="P21"/>
          </table:table-cell>
        </table:table-row>
        <table:table-row>
          <table:table-cell table:style-name="Table3.A5" table:number-columns-spanned="4" office:value-type="string">
            <text:p text:style-name="P22">รวม</text:p>
          </table:table-cell>
          <table:covered-table-cell/>
          <table:covered-table-cell/>
          <table:covered-table-cell/>
          <table:table-cell table:style-name="Table3.E5" office:value-type="string">
            <text:p text:style-name="P14"><text:text-input text:description="&lt; formatLang(o.amount_untaxed) &gt;">Total</text:text-input></text:p>
          </table:table-cell>
        </table:table-row>
        <table:table-row>
          <table:table-cell table:style-name="Table3.A5" table:number-columns-spanned="4" office:value-type="string">
            <text:p text:style-name="P23">Vat 7%</text:p>
          </table:table-cell>
          <table:covered-table-cell/>
          <table:covered-table-cell/>
          <table:covered-table-cell/>
          <table:table-cell table:style-name="Table3.E5" office:value-type="string">
            <text:p text:style-name="P14"><text:text-input text:description="&lt; formatLang(o.amount_tax) &gt;">Tax</text:text-input></text:p>
          </table:table-cell>
        </table:table-row>
        <table:table-row>
          <table:table-cell table:style-name="Table3.A5" table:number-columns-spanned="4" office:value-type="string">
            <text:p text:style-name="P17">รวมทั้งสิ้น</text:p>
          </table:table-cell>
          <table:covered-table-cell/>
          <table:covered-table-cell/>
          <table:covered-table-cell/>
          <table:table-cell table:style-name="Table3.E5" office:value-type="string">
            <text:p text:style-name="P14"><text:text-input text:description="&lt; formatLang(o.amount_total) &gt;">Grand Total</text:text-input></text:p>
          </table:table-cell>
        </table:table-row>
      </table:table>
      <text:p text:style-name="P35"><text:span text:style-name="T7">*** โปรดโทร.ยืนยันการรับ Fax ของเอกสารชุดนี้ ที่หมายเลข 02-250-7100 ต่อ 152***</text:span></text:p>
      <text:p text:style-name="P35"><text:span text:style-name="T7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เงื่อนไขการชำระเงิน :</text:p>
          </table:table-cell>
          <table:table-cell table:style-name="Table4.A1" office:value-type="string">
            <text:p text:style-name="P24"/>
          </table:table-cell>
        </table:table-row>
        <table:table-row>
          <table:table-cell table:style-name="Table4.A1" office:value-type="string">
            <text:p text:style-name="P15">หมายเหตุ :</text:p>
          </table:table-cell>
          <table:table-cell table:style-name="Table4.A1" office:value-type="string">
            <text:p text:style-name="P24"><text:text-input text:description="&lt; o.notes &gt;">Notes</text:text-input></text:p>
          </table:table-cell>
        </table:table-row>
      </table:table>
      <text:p text:style-name="P9"/>
      <text:p text:style-name="P1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 style:master-page-name="">
      <style:table-properties style:width="7.2701in" style:page-number="0" fo:break-before="auto" fo:break-after="auto" table:align="margins"/>
    </style:style>
    <style:style style:name="Table2.A" style:family="table-column">
      <style:table-column-properties style:column-width="4.4063in" style:rel-column-width="39719*"/>
    </style:style>
    <style:style style:name="Table2.B" style:family="table-column">
      <style:table-column-properties style:column-width="2.8639in" style:rel-column-width="25816*"/>
    </style:style>
    <style:style style:name="Table2.A1" style:family="table-cell">
      <style:table-cell-properties fo:padding="0in" fo:border="none"/>
    </style:style>
    <style:style style:name="M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13pt" fo:font-weight="bold" officeooo:paragraph-rsid="00165663" style:font-size-asian="11.3500003814697pt" style:font-weight-asian="bold" style:font-size-complex="13pt" style:font-weight-complex="bold"/>
    </style:style>
    <style:style style:name="MP5" style:family="paragraph" style:parent-style-name="Header">
      <style:paragraph-properties fo:text-align="end" style:justify-single-word="false"/>
      <style:text-properties fo:font-size="14pt" fo:font-weight="bold" officeooo:paragraph-rsid="00165663" style:font-size-asian="14pt" style:font-weight-asian="bold" style:font-size-complex="14pt" style:font-weight-complex="bold"/>
    </style:style>
    <style:style style:name="MP6" style:family="paragraph">
      <style:paragraph-properties fo:text-align="center"/>
    </style:style>
    <style:style style:name="MP7" style:family="paragraph" style:parent-style-name="Table_20_Contents">
      <style:text-properties fo:font-size="10pt" fo:font-weight="bold" officeooo:rsid="005eeacd" officeooo:paragraph-rsid="005eeacd" style:font-size-asian="10pt" style:font-weight-asian="bold" style:font-size-complex="10pt" style:font-weight-complex="bold"/>
    </style:style>
    <style:style style:name="MP8" style:family="paragraph" style:parent-style-name="Table_20_Contents">
      <style:text-properties fo:font-size="10pt" fo:font-weight="normal" officeooo:rsid="005eeacd" officeooo:paragraph-rsid="005eeacd" style:font-size-asian="10pt" style:font-weight-asian="normal" style:font-size-complex="10pt" style:font-weight-complex="normal"/>
    </style:style>
    <style:style style:name="MP9" style:family="paragraph" style:parent-style-name="Table_20_Contents">
      <style:paragraph-properties fo:text-align="center" style:justify-single-word="false"/>
      <style:text-properties fo:font-weight="bold" officeooo:rsid="005eeacd" officeooo:paragraph-rsid="005eeacd" style:font-weight-asian="bold" style:font-weight-complex="bold"/>
    </style:style>
    <style:style style:name="MP10" style:family="paragraph" style:parent-style-name="Table_20_Contents">
      <style:text-properties officeooo:rsid="003d5fbb" officeooo:paragraph-rsid="003d5fbb"/>
    </style:style>
    <style:style style:name="MP11" style:family="paragraph" style:parent-style-name="Table_20_Contents">
      <style:paragraph-properties fo:text-align="center" style:justify-single-word="false"/>
      <style:text-properties officeooo:rsid="003d5fbb" officeooo:paragraph-rsid="003d5fbb"/>
    </style:style>
    <style:style style:name="MP12" style:family="paragraph" style:parent-style-name="Standard">
      <style:text-properties officeooo:paragraph-rsid="001db44c"/>
    </style:style>
    <style:style style:name="MT1" style:family="text">
      <style:text-properties officeooo:rsid="0059465f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5in" fo:margin-bottom="0.5028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2083in" fo:margin-left="0in" fo:margin-right="0in" fo:margin-bottom="0.1965in"/>
      </style:header-style>
      <style:footer-style>
        <style:header-footer-properties svg:height="2.4516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company_id.logo)" text:anchor-type="paragraph" svg:x="0.1299in" svg:y="0.0701in" svg:width="1.6764in" svg:height="0.8717in" draw:z-index="1"><draw:text-box><text:p text:style-name="MP2"/></draw:text-box></draw:frame></text:p>
        <text:p text:style-name="MP3"><text:text-input text:description="&lt;o.company_id.name&gt;">Company Name</text:text-input></text:p>
        <text:p text:style-name="MP4"/>
        <text:p text:style-name="MP5"><draw:line text:anchor-type="paragraph" draw:z-index="0" draw:style-name="Mgr1" draw:text-style-name="MP6" svg:x1="0.0571in" svg:y1="0.4087in" svg:x2="7.2642in" svg:y2="0.4087in"><text:p/></draw:line>ใบ<text:span text:style-name="MT1">สั่งซื้อ</text:span> / <text:span text:style-name="MT1">Purchase Order</text:span></text:p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7">ระเบียบการ</text:p>
              <text:p text:style-name="MP8">รับวางบิลทุกวันที่ 16 – 20 ของเดือน เวลา 09:00 – 17:00 น.</text:p>
              <text:p text:style-name="MP8">จ่ายเช็คในวันที่ 20 เดือนถัดไป เวลา 14:00 – 16:00 น.</text:p>
              <text:p text:style-name="MP8"/>
              <text:p text:style-name="MP7">หมายเหตุ</text:p>
              <text:p text:style-name="MP8">1. ใบสั่งซื้อฉบับนี้จะสมบูรณ์ต่อเมื่อมีลายเซ็นต์ผู้รับมอบอำนาจเท่านั้น</text:p>
              <text:p text:style-name="MP8">2. กรณีที่ท่านไม่สามารถจัดส่งสินค้าได้โปรดโทร. แจ้งให้ทราบโดยด่วน</text:p>
              <text:p text:style-name="MP8">3. เพื่อประโยชน์ของท่านในการวางบิล โปรดแนบใบสั่งซื้อนี้มาด้วยทุกครั้ง</text:p>
            </table:table-cell>
            <table:table-cell table:style-name="Table2.A1" office:value-type="string">
              <text:p text:style-name="MP9">ผู้มีอำนาจอนุมัติ</text:p>
              <text:p text:style-name="MP10"/>
              <text:p text:style-name="MP10"/>
              <text:p text:style-name="MP10"/>
              <text:p text:style-name="MP11">(…......................................................)</text:p>
              <text:p text:style-name="MP11"><text:s/>…................/................../..................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05T10:16:06</meta:creation-date>
    <dc:date>2011-03-07T01:17:50</dc:date>
    <dc:creator>Tititab Srisookco</dc:creator>
    <meta:editing-duration>PT03H00M04S</meta:editing-duration>
    <meta:editing-cycles>146</meta:editing-cycles>
    <meta:generator>OpenOffice.org/3.2$Linux OpenOffice.org_project/320m19$Build-9505</meta:generator>
    <meta:document-statistic meta:table-count="4" meta:image-count="0" meta:object-count="0" meta:page-count="1" meta:paragraph-count="45" meta:word-count="472" meta:character-count="977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